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fffbcc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map style:condition="cell-content()=[.B3]" style:apply-style-name="Good" style:base-cell-address="Sheet1.C3"/>
    </style:style>
    <style:style style:name="ce6" style:family="table-cell" style:parent-style-name="Default">
      <style:map style:condition="cell-content()=[.B4]" style:apply-style-name="Good" style:base-cell-address="Sheet1.C4"/>
    </style:style>
    <style:style style:name="ce7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8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9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10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11" style:family="table-cell" style:parent-style-name="Default">
      <style:table-cell-properties fo:background-color="#c2e0ae"/>
      <style:map style:condition="cell-content()=[.B9]" style:apply-style-name="Good" style:base-cell-address="Sheet1.C9"/>
    </style:style>
    <style:style style:name="ce12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3" style:family="table-cell" style:parent-style-name="Default">
      <style:table-cell-properties fo:background-color="#c2e0ae"/>
      <style:map style:condition="cell-content()=[.B11]" style:apply-style-name="Good" style:base-cell-address="Sheet1.C11"/>
    </style:style>
    <style:style style:name="ce14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5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6" style:family="table-cell" style:parent-style-name="Default">
      <style:map style:condition="cell-content()=[.B14]" style:apply-style-name="Good" style:base-cell-address="Sheet1.C14"/>
    </style:style>
    <style:style style:name="ce17" style:family="table-cell" style:parent-style-name="Default">
      <style:map style:condition="cell-content()=[.B15]" style:apply-style-name="Good" style:base-cell-address="Sheet1.C15"/>
    </style:style>
    <style:style style:name="ce18" style:family="table-cell" style:parent-style-name="Default">
      <style:map style:condition="cell-content()=[.B16]" style:apply-style-name="Good" style:base-cell-address="Sheet1.C16"/>
    </style:style>
    <style:style style:name="ce19" style:family="table-cell" style:parent-style-name="Default">
      <style:table-cell-properties fo:background-color="#c2e0ae"/>
      <style:map style:condition="cell-content()=[.B17]" style:apply-style-name="Good" style:base-cell-address="Sheet1.C1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4" office:value-type="string" calcext:value-type="string">
            <text:p>m, p, s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5" office:value-type="string" calcext:value-type="string">
            <text:p>h, r, c, e, s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6" office:value-type="string" calcext:value-type="string">
            <text:p>h, b, p, s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7" office:value-type="string" calcext:value-type="string">
            <text:p>h, p, s, c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8" office:value-type="string" calcext:value-type="string">
            <text:p>p, b, s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9" office:value-type="string" calcext:value-type="string">
            <text:p>p, g, s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11" office:value-type="string" calcext:value-type="string">
            <text:p>t, p, g, n, s, m, r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2" office:value-type="string" calcext:value-type="string">
            <text:p>p, m, s, y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3" office:value-type="string" calcext:value-type="string">
            <text:p>n, y, p, b, m, f, s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4" office:value-type="string" calcext:value-type="string">
            <text:p>m, p, a, t, b, c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5" office:value-type="string" calcext:value-type="string">
            <text:p>p, a, s, o, b, c, e, w, g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table:style-name="ce2" office:value-type="string" calcext:value-type="string">
            <text:p>a, w, g, p, s</text:p>
          </table:table-cell>
          <table:table-cell table:style-name="ce16" office:value-type="string" calcext:value-type="string">
            <text:p>p, g, a, w, s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7" office:value-type="string" calcext:value-type="string">
            <text:p>p, c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table:style-name="ce3" office:value-type="string" calcext:value-type="string">
            <text:p>g, s, w, a, p</text:p>
          </table:table-cell>
          <table:table-cell table:style-name="ce18" office:value-type="string" calcext:value-type="string">
            <text:p>p, s, w, g, a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9" office:value-type="string" calcext:value-type="string">
            <text:p>p, s, t, g, c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68,75% accuracy</text:p>
          </table:table-cell>
          <table:table-cell table:number-columns-repeated="2"/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10T11:40:35.878915175</dc:date>
    <meta:editing-duration>PT3H38M5S</meta:editing-duration>
    <meta:editing-cycles>6</meta:editing-cycles>
    <meta:generator>LibreOffice/6.0.7.3$Linux_X86_64 LibreOffice_project/00m0$Build-3</meta:generator>
    <meta:document-statistic meta:table-count="1" meta:cell-count="69" meta:object-count="0"/>
  </office:meta>
</office:document-meta>
</file>